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03475" officeooo:paragraph-rsid="00103475" style:font-size-asian="12pt" style:font-weight-asian="bold" style:font-size-complex="12pt" style:font-weight-complex="bold"/>
    </style:style>
    <style:style style:name="P2" style:family="paragraph" style:parent-style-name="Layouts">
      <style:text-properties officeooo:rsid="00119975" officeooo:paragraph-rsid="00119975"/>
    </style:style>
    <style:style style:name="P3" style:family="paragraph" style:parent-style-name="odstaveccc" style:list-style-name="L1">
      <style:text-properties officeooo:rsid="00119975" officeooo:paragraph-rsid="00119975"/>
    </style:style>
    <style:style style:name="P4" style:family="paragraph" style:parent-style-name="odstaveccc" style:list-style-name="L3">
      <style:text-properties officeooo:rsid="00119975" officeooo:paragraph-rsid="00119975"/>
    </style:style>
    <style:style style:name="P5" style:family="paragraph" style:parent-style-name="odstaveccc" style:list-style-name="L1">
      <style:text-properties fo:font-weight="bold" officeooo:rsid="00119975" officeooo:paragraph-rsid="00119975" style:font-weight-asian="bold" style:font-weight-complex="bold"/>
    </style:style>
    <style:style style:name="P6" style:family="paragraph" style:parent-style-name="odstaveccc" style:list-style-name="L2">
      <style:text-properties fo:font-weight="bold" officeooo:rsid="00119975" officeooo:paragraph-rsid="00119975" style:font-weight-asian="bold" style:font-weight-complex="bold"/>
    </style:style>
    <style:style style:name="P7" style:family="paragraph" style:parent-style-name="odstaveccc" style:list-style-name="L3">
      <style:text-properties fo:font-weight="bold" officeooo:rsid="00119975" officeooo:paragraph-rsid="00119975" style:font-weight-asian="bold" style:font-weight-complex="bold"/>
    </style:style>
    <style:style style:name="P8" style:family="paragraph" style:parent-style-name="odstaveccc" style:list-style-name="L4">
      <style:text-properties fo:font-weight="bold" officeooo:rsid="00119975" officeooo:paragraph-rsid="00119975" style:font-weight-asian="bold" style:font-weight-complex="bold"/>
    </style:style>
    <style:style style:name="P9" style:family="paragraph" style:parent-style-name="odstaveccc" style:list-style-name="L3">
      <style:text-properties fo:font-weight="normal" officeooo:rsid="0012657b" officeooo:paragraph-rsid="0012657b" style:font-weight-asian="normal" style:font-weight-complex="normal"/>
    </style:style>
    <style:style style:name="T1" style:family="text">
      <style:text-properties officeooo:rsid="00119975"/>
    </style:style>
    <style:style style:name="T2" style:family="text">
      <style:text-properties officeooo:rsid="0012657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Bez_20_názvu1" text:outline-level="1">Správce (editor)</text:h>
      <text:p text:style-name="P1"/>
      <text:h text:style-name="Layouts" text:outline-level="2">1) Správa uživatelů</text:h>
      <text:list text:style-name="L1">
        <text:list-item>
          <text:p text:style-name="P3">Přidání uživatele</text:p>
        </text:list-item>
        <text:list-item>
          <text:p text:style-name="P3">Odstranění uživatele</text:p>
        </text:list-item>
        <text:list-item>
          <text:p text:style-name="P5">Skupiny</text:p>
          <text:list>
            <text:list-item>
              <text:p text:style-name="P3">tvorba skupin</text:p>
            </text:list-item>
            <text:list-item>
              <text:p text:style-name="P3">odebírání skupin</text:p>
            </text:list-item>
          </text:list>
        </text:list-item>
      </text:list>
      <text:h text:style-name="Layouts" text:outline-level="2">2) Rozvrh</text:h>
      <text:list text:style-name="L2">
        <text:list-item>
          <text:p text:style-name="P6">Zatím nic</text:p>
        </text:list-item>
      </text:list>
      <text:h text:style-name="Layouts" text:outline-level="2">3) Události <text:span text:style-name="T1">(dělení)</text:span></text:h>
      <text:list xml:id="list1226618598" text:style-name="L3">
        <text:list-item>
          <text:p text:style-name="P7">Placené akce</text:p>
          <text:list>
            <text:list-item>
              <text:p text:style-name="P4">Přidání</text:p>
              <text:list>
                <text:list-item>
                  <text:p text:style-name="P4">pro všechny</text:p>
                </text:list-item>
                <text:list-item>
                  <text:p text:style-name="P4">pro jednotlivé skupiny</text:p>
                </text:list-item>
                <text:list-item>
                  <text:p text:style-name="P4">pro vybrané uživatele</text:p>
                </text:list-item>
              </text:list>
            </text:list-item>
            <text:list-item>
              <text:p text:style-name="P4">Odebrání</text:p>
              <text:list>
                <text:list-item>
                  <text:p text:style-name="P4">pro všechny</text:p>
                </text:list-item>
                <text:list-item>
                  <text:p text:style-name="P4">pro jednotlivé skupiny</text:p>
                </text:list-item>
                <text:list-item>
                  <text:p text:style-name="P4">pro vybrané uživatele</text:p>
                </text:list-item>
              </text:list>
            </text:list-item>
          </text:list>
        </text:list-item>
        <text:list-item>
          <text:p text:style-name="P7">Jednoduché oznámení bez časového vymezení</text:p>
          <text:list>
            <text:list-item>
              <text:p text:style-name="P4">Přidání</text:p>
              <text:list>
                <text:list-item>
                  <text:p text:style-name="P4">pro všechny</text:p>
                </text:list-item>
                <text:list-item>
                  <text:p text:style-name="P4">pro jednotlivé skupiny</text:p>
                </text:list-item>
                <text:list-item>
                  <text:p text:style-name="P4">pro vybrané uživatele</text:p>
                </text:list-item>
              </text:list>
            </text:list-item>
            <text:list-item>
              <text:p text:style-name="P4">Odebrání</text:p>
              <text:list>
                <text:list-item>
                  <text:p text:style-name="P4">pro všechny</text:p>
                </text:list-item>
                <text:list-item>
                  <text:p text:style-name="P4">pro jednotlivé skupiny</text:p>
                </text:list-item>
                <text:list-item>
                  <text:p text:style-name="P4">pro vybrané uživatele</text:p>
                </text:list-item>
              </text:list>
            </text:list-item>
          </text:list>
        </text:list-item>
        <text:list-item>
          <text:p text:style-name="P7">Jednoduché oznámení časově vymezené</text:p>
          <text:list>
            <text:list-item>
              <text:p text:style-name="P9">např. : olympiády, soutěže</text:p>
            </text:list-item>
            <text:list-item>
              <text:p text:style-name="P4">přidání data</text:p>
            </text:list-item>
            <text:list-item>
              <text:p text:style-name="P4">zařazení do rozvrhu</text:p>
            </text:list-item>
          </text:list>
        </text:list-item>
        <text:list-item>
          <text:p text:style-name="P7">+ další</text:p>
        </text:list-item>
      </text:list>
      <text:h text:style-name="P2" text:outline-level="2">4)Známkování</text:h>
      <text:list text:style-name="L4">
        <text:list-item>
          <text:p text:style-name="P8">Zatím nic</text:p>
        </text:list-item>
      </text:list>
      <text:h text:style-name="P2" text:outline-level="2">5) + další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ayouts" style:family="paragraph" style:parent-style-name="Heading_20_2" style:default-outline-level="" style:list-style-name="" style:master-page-name="">
      <style:paragraph-properties style:page-number="auto"/>
      <style:text-properties fo:font-size="15pt" style:text-underline-style="none" fo:font-weight="bold" officeooo:rsid="00119975" style:font-size-asian="12pt" style:font-weight-asian="normal" style:font-size-complex="12pt" style:font-weight-complex="normal"/>
    </style:style>
    <style:style style:name="Bez_20_názvu1" style:display-name="Bez názvu1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odstaveccc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21:57:59.929000000</meta:creation-date>
    <meta:generator>LibreOffice/7.5.3.2$Windows_X86_64 LibreOffice_project/9f56dff12ba03b9acd7730a5a481eea045e468f3</meta:generator>
    <dc:date>2024-04-26T16:43:30.594000000</dc:date>
    <meta:editing-duration>P1DT18H35M15S</meta:editing-duration>
    <meta:editing-cycles>3</meta:editing-cycles>
    <meta:document-statistic meta:table-count="0" meta:image-count="0" meta:object-count="0" meta:page-count="1" meta:paragraph-count="36" meta:word-count="115" meta:character-count="605" meta:non-whitespace-character-count="556"/>
  </office:meta>
</office:document-meta>
</file>